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automatic-styles/>
  <office:body>
    <office:text>
      <text:h text:outline-level="1">Correction de l'Exercice 3 : Mémoire paginée et segmentée</text:h>
      <text:p>1. Schéma des structures et de la mémoire centrale</text:p>
      <text:p/>
      <text:p>a) Tables des segments et des pages</text:p>
      <text:p/>
      <text:p>Processus A :</text:p>
      <text:p>- S1A : Taille 8 Ko (2 pages) ; Table des pages : 1 → case 4, 2 → case 5</text:p>
      <text:p>- S2A : Taille 12 Ko (3 pages) ; Table : 1 → absente, 2 → case 10, 3 → absente</text:p>
      <text:p>- S3A : Taille 4 Ko (1 page) ; Table : 1 → case 6</text:p>
      <text:p/>
      <text:p>Processus B :</text:p>
      <text:p>- S1B : Taille 16 Ko (4 pages) ; Table : 1 → absente, 2 → case 11, 3 → case 2, 4 → absente</text:p>
      <text:p>- S2B : Taille 8 Ko (2 pages) ; Table : 1 → case 15, 2 → absente</text:p>
      <text:p/>
      <text:p>b) Mémoire centrale (15 cases de 4 Ko) :</text:p>
      <text:p>1: libre  2: B-S1B-Page3  3: libre  4: A-S1A-Page1</text:p>
      <text:p>5: A-S1A-Page2  6: A-S3A-Page1  7: libre  8: libre</text:p>
      <text:p>9: libre  10: A-S2A-Page2  11: B-S1B-Page2  12: libre</text:p>
      <text:p>13: libre  14: libre  15: B-S2B-Page1</text:p>
      <text:p/>
      <text:p>2. Traduction de &lt;S1A, page 1, 12&gt; :</text:p>
      <text:p>- Base case 4 : (4-1)*4096 = 12288 ; + 12 = 12300</text:p>
      <text:p/>
      <text:p>3. Traduction de &lt;S2B, page 2, 10&gt; :</text:p>
      <text:p>- Page 2 absente → défaut de page</text:p>
      <text:p/>
      <text:p>4. Adresses linéaires → adresses segmentées puis physiques</text:p>
      <text:p>a) Linéaire 4098 (Processus A) :</text:p>
      <text:p>- Segment S1A, offset 4098 → page 2, déplacement 2</text:p>
      <text:p>- Page 2 → case 5 ; base = (5-1)*4096 = 16384</text:p>
      <text:p>- Physique = 16384 + 2 = 16386</text:p>
      <text:p/>
      <text:p>b) Linéaire 12292 (Processus A) :</text:p>
      <text:p>- Segment S2A, offset = 12292 - 8192 = 4100 → page 2, déplacement 4</text:p>
      <text:p>- Page 2 → case 10 ; base = (10-1)*4096 = 36864</text:p>
      <text:p>- Physique = 36864 + 4 = 36868</text:p>
      <text:p/>
      <text:p>c) Linéaire 8212 (Processus B) :</text:p>
      <text:p>- Segment S1B, offset 8212 → page 3, déplacement 20</text:p>
      <text:p>- Page 3 → case 2 ; base = (2-1)*4096 = 4096</text:p>
      <text:p>- Physique = 4096 + 20 = 4116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